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erationIterator.EnumerationIterator( final Enumeration enumeration , final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Iterator.EnumerationIterator( final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Enumerat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erationIterator.get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setEnumeration( final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